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90.75pt"/>
    </style:style>
    <style:style style:name="co6" style:family="table-column">
      <style:table-column-properties fo:break-before="auto" style:column-width="361.5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54.2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85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60.6pt" fo:break-before="auto" style:use-optimal-row-height="true"/>
    </style:style>
    <style:style style:name="ro5" style:family="table-row">
      <style:table-row-properties style:row-height="24.9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72.45pt" fo:break-before="auto" style:use-optimal-row-height="true"/>
    </style:style>
    <style:style style:name="ro8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Equivalent to</text:p>
          </table:table-cell>
          <table:table-cell table:style-name="ce6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00</text:p>
          </table:table-cell>
          <table:table-cell office:value-type="string" calcext:value-type="string">
            <text:p>plant structures present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structure presence} trait that is a {quality of} a {whole plant} that has at least one of some {plant structure}.</text:p>
          </table:table-cell>
          <table:table-cell office:value-type="string" calcext:value-type="string">
            <text:p>'plant structure presence' THAT 'quality of' SOME (</text:p>
            <text:p>    'whole plant' THAT 'has part' SOME 'plant structure'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01</text:p>
          </table:table-cell>
          <table:table-cell office:value-type="string" calcext:value-type="string">
            <text:p>abscised plant structures present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n {abscised plant structure presence} trait that is a {quality of} a {whole plant} from which at least one of some {plant structure} has been abscised or removed.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4"/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02</text:p>
          </table:table-cell>
          <table:table-cell office:value-type="string" calcext:value-type="string">
            <text:p>leaves present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leaf presence} trait that is a {quality of} a {whole plant} that has at least one {true leaf}.</text:p>
          </table:table-cell>
          <table:table-cell office:value-type="string" calcext:value-type="string">
            <text:p>'leaf presence' THAT 'quality of' SOME (</text:p>
            <text:p>    'whole plant' THAT 'has part' SOME '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3</text:p>
          </table:table-cell>
          <table:table-cell office:value-type="string" calcext:value-type="string">
            <text:p>expanding leaves present</text:p>
          </table:table-cell>
          <table:table-cell office:value-type="string" calcext:value-type="string">
            <text:p>'expanding leaf presence'</text:p>
          </table:table-cell>
          <table:table-cell table:style-name="ce4" office:value-type="string" calcext:value-type="string">
            <text:p>An {expanding leaf presence} trait that is a {quality of} a {whole plant} that has at least one {true leaf} in the {vascular leaf expansion stage}.</text:p>
          </table:table-cell>
          <table:table-cell office:value-type="string" calcext:value-type="string">
            <text:p>'expanding leaf presence' THAT 'quality of' SOME (</text:p>
            <text:p>    'whole plant' THAT 'has part' SOME (</text:p>
            <text:p>        'true leaf' THAT 'participates in' SOME 'vascular leaf expansion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4</text:p>
          </table:table-cell>
          <table:table-cell office:value-type="string" calcext:value-type="string">
            <text:p>mature leaves present</text:p>
          </table:table-cell>
          <table:table-cell office:value-type="string" calcext:value-type="string">
            <text:p>'mature leaf presence'</text:p>
          </table:table-cell>
          <table:table-cell table:style-name="ce4" office:value-type="string" calcext:value-type="string">
            <text:p>A {mature leaf presence} trait that is a {quality of} a {whole plant} that has at least one {true leaf} in the {vascular leaf post-expansion stage}.</text:p>
          </table:table-cell>
          <table:table-cell office:value-type="string" calcext:value-type="string">
            <text:p>'mature leaf presence' THAT 'quality of' SOME (</text:p>
            <text:p>    'whole plant' THAT 'has part' SOME (</text:p>
            <text:p>        'true leaf' THAT 'participates in' SOME 'vascular leaf post-expansion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5</text:p>
          </table:table-cell>
          <table:table-cell office:value-type="string" calcext:value-type="string">
            <text:p>senescent leaves present</text:p>
          </table:table-cell>
          <table:table-cell office:value-type="string" calcext:value-type="string">
            <text:p>'senescent leaf presence'</text:p>
          </table:table-cell>
          <table:table-cell table:style-name="ce4" office:value-type="string" calcext:value-type="string">
            <text:p>A {senescent leaf presence} trait that is a {quality of} a {whole plant} that has at least one {true leaf} in the {vascular leaf senescent stage}.</text:p>
          </table:table-cell>
          <table:table-cell office:value-type="string" calcext:value-type="string">
            <text:p>'senescent leaf presence' THAT 'quality of' SOME (</text:p>
            <text:p>    'whole plant' THAT 'has part' SOME (</text:p>
            <text:p>        'true leaf' THAT 'participates in' SOME 'vascular leaf senescent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6</text:p>
          </table:table-cell>
          <table:table-cell office:value-type="string" calcext:value-type="string">
            <text:p>breaking buds present</text:p>
          </table:table-cell>
          <table:table-cell office:value-type="string" calcext:value-type="string">
            <text:p>'breaking buds presence'</text:p>
          </table:table-cell>
          <table:table-cell table:style-name="ce4" office:value-type="string" calcext:value-type="string">
            <text:p>A {breaking buds presence} trait that is a {quality of} a {whole plant} that has at least one {vegetative bud} in the {bud burst stage}.</text:p>
          </table:table-cell>
          <table:table-cell office:value-type="string" calcext:value-type="string">
            <text:p>'breaking buds presence' THAT 'quality of' SOME (</text:p>
            <text:p>    'whole plant' THAT 'has part' SOME (</text:p>
            <text:p>        'vegetative bud' THAT 'participates in' SOME 'bud burst stage'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07</text:p>
          </table:table-cell>
          <table:table-cell office:value-type="string" calcext:value-type="string">
            <text:p>abscised leaves present</text:p>
          </table:table-cell>
          <table:table-cell office:value-type="string" calcext:value-type="string">
            <text:p>'abscised leaf presence'</text:p>
          </table:table-cell>
          <table:table-cell table:style-name="ce4" office:value-type="string" calcext:value-type="string">
            <text:p>An {abscised leaf presence} trait that is a {quality of} a {whole plant} from which at least one {true leaf} has been abscised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8</text:p>
          </table:table-cell>
          <table:table-cell office:value-type="string" calcext:value-type="string">
            <text:p>new above-ground shoot-borne shoot systems present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4" office:value-type="string" calcext:value-type="string">
            <text:p>A {new above-ground shoot-borne shoot system presence} trait that is a {quality of} a {whole plant} that has at least one {new above-ground shoot-borne shoot system}.</text:p>
          </table:table-cell>
          <table:table-cell table:style-name="ce4" office:value-type="string" calcext:value-type="string">
            <text:p>'new above-ground shoot-borne shoot system presence' THAT 'quality of' SOME (</text:p>
            <text:p>    'whole plant' THAT 'has part' SOME 'new above-ground shoot-borne shoot system'</text:p>
            <text:p>)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4"/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9</text:p>
          </table:table-cell>
          <table:table-cell office:value-type="string" calcext:value-type="string">
            <text:p>flowers present</text:p>
          </table:table-cell>
          <table:table-cell office:value-type="string" calcext:value-type="string">
            <text:p>'flower presence'</text:p>
          </table:table-cell>
          <table:table-cell table:style-name="ce4" office:value-type="string" calcext:value-type="string">
            <text:p>A {flower presence} trait that is a {quality of} a {whole plant} that has at least one {flower bud}, {fresh flower}, and/or {fresh inflorescence}.</text:p>
          </table:table-cell>
          <table:table-cell office:value-type="string" calcext:value-type="string">
            <text:p>'flower presence' THAT 'quality of' SOME (</text:p>
            <text:p>    'whole plant' THAT 'has part' SOME (</text:p>
            <text:p>        'flower bud' OR 'fresh flower' OR 'fresh inflorescence'</text:p>
            <text:p>    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10</text:p>
          </table:table-cell>
          <table:table-cell office:value-type="string" calcext:value-type="string">
            <text:p>flower heads present</text:p>
          </table:table-cell>
          <table:table-cell office:value-type="string" calcext:value-type="string">
            <text:p>'flower head presence'</text:p>
          </table:table-cell>
          <table:table-cell table:style-name="ce4" office:value-type="string" calcext:value-type="string">
            <text:p>A {flower head presence} trait that is a {quality of} a {whole plant} that has at least one {fresh inflorescence}.</text:p>
          </table:table-cell>
          <table:table-cell office:value-type="string" calcext:value-type="string">
            <text:p>'flower head presence' THAT 'quality of' SOME (</text:p>
            <text:p>    'whole plant' THAT 'has part' SOME 'fresh inflorescenc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1</text:p>
          </table:table-cell>
          <table:table-cell office:value-type="string" calcext:value-type="string">
            <text:p>open flowers present</text:p>
          </table:table-cell>
          <table:table-cell office:value-type="string" calcext:value-type="string">
            <text:p>'open flower presence'</text:p>
          </table:table-cell>
          <table:table-cell table:style-name="ce4" office:value-type="string" calcext:value-type="string">
            <text:p>An {open flower presence} trait that is a {quality of} a {whole plant} that has at least one {flower} in the {open flower stage}.</text:p>
          </table:table-cell>
          <table:table-cell office:value-type="string" calcext:value-type="string">
            <text:p>'open flower presence' THAT 'quality of' SOME (</text:p>
            <text:p>    'whole plant' THAT 'has part' SOME (</text:p>
            <text:p>        'fresh flower' THAT 'participates in' SOME 'open flower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2</text:p>
          </table:table-cell>
          <table:table-cell office:value-type="string" calcext:value-type="string">
            <text:p>pollen-releasing flowers present</text:p>
          </table:table-cell>
          <table:table-cell office:value-type="string" calcext:value-type="string">
            <text:p>'pollen-releasing flower presence'</text:p>
          </table:table-cell>
          <table:table-cell table:style-name="ce4" office:value-type="string" calcext:value-type="string">
            <text:p>A {pollen-releasing flower presence} trait that is a {quality of} a {whole plant} that has at least one {flower} in the {pollen-releasing flower stage}.</text:p>
          </table:table-cell>
          <table:table-cell office:value-type="string" calcext:value-type="string">
            <text:p>'pollen-releasing flower presence' THAT 'quality of' SOME (</text:p>
            <text:p>    'whole plant' THAT 'has part' SOME (</text:p>
            <text:p>        'fresh flower' THAT 'participates in' SOME 'pollen-releasing flower stage'</text:p>
            <text:p>    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13</text:p>
          </table:table-cell>
          <table:table-cell office:value-type="string" calcext:value-type="string">
            <text:p>fruits present</text:p>
          </table:table-cell>
          <table:table-cell office:value-type="string" calcext:value-type="string">
            <text:p>'fruit presence'</text:p>
          </table:table-cell>
          <table:table-cell table:style-name="ce4" office:value-type="string" calcext:value-type="string">
            <text:p>A {fruit presence} trait that is a {quality of} a {whole plant} that has at least one {fruit}.</text:p>
          </table:table-cell>
          <table:table-cell office:value-type="string" calcext:value-type="string">
            <text:p>'fruit presence' THAT 'quality of' SOME (</text:p>
            <text:p>    'whole plant' THAT 'has part' SOME 'fruit'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14</text:p>
          </table:table-cell>
          <table:table-cell office:value-type="string" calcext:value-type="string">
            <text:p>ripening fruits present</text:p>
          </table:table-cell>
          <table:table-cell office:value-type="string" calcext:value-type="string">
            <text:p>'ripening fruit presence'</text:p>
          </table:table-cell>
          <table:table-cell table:style-name="ce4" office:value-type="string" calcext:value-type="string">
            <text:p>A {ripening fruit presence} trait that is a {quality of} a {whole plant} that has at least one {ripening fruit}.</text:p>
          </table:table-cell>
          <table:table-cell office:value-type="string" calcext:value-type="string">
            <text:p>'ripening fruit presence' THAT 'quality of' SOME (</text:p>
            <text:p>    'whole plant' THAT 'has part' SOME 'ripening fruit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15</text:p>
          </table:table-cell>
          <table:table-cell office:value-type="string" calcext:value-type="string">
            <text:p>abscised fruits or seeds present</text:p>
          </table:table-cell>
          <table:table-cell office:value-type="string" calcext:value-type="string">
            <text:p>'abscised fruit or seed presence'</text:p>
          </table:table-cell>
          <table:table-cell table:style-name="ce4" office:value-type="string" calcext:value-type="string">
            <text:p>An {abscised fruit or seed presence} trait that is a {quality of} a {whole plant} from which at least one {ripening fruit} has been abscised or removed by an herbivore or that has at least one {ripening fruit} that has abscised at least one {mature seed}.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16</text:p>
          </table:table-cell>
          <table:table-cell office:value-type="string" calcext:value-type="string">
            <text:p>cones present</text:p>
          </table:table-cell>
          <table:table-cell office:value-type="string" calcext:value-type="string">
            <text:p>'cone presence'</text:p>
          </table:table-cell>
          <table:table-cell table:style-name="ce4" office:value-type="string" calcext:value-type="string">
            <text:p>A {cone presence} trait that is a {quality of} a {whole plant} that has at least one {strobilus}.</text:p>
          </table:table-cell>
          <table:table-cell office:value-type="string" calcext:value-type="string">
            <text:p>'cone presence' THAT 'quality of' SOME (</text:p>
            <text:p>    'whole plant' THAT 'has part' SOME 'strobilus'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17</text:p>
          </table:table-cell>
          <table:table-cell office:value-type="string" calcext:value-type="string">
            <text:p>pollen cones present</text:p>
          </table:table-cell>
          <table:table-cell office:value-type="string" calcext:value-type="string">
            <text:p>'pollen cone presence'</text:p>
          </table:table-cell>
          <table:table-cell table:style-name="ce4" office:value-type="string" calcext:value-type="string">
            <text:p>A {pollen cone presence} trait that is a {quality of} a {whole plant} that has at least one fresh male/pollen cone ({fresh microsporangiate strobilus}).</text:p>
          </table:table-cell>
          <table:table-cell office:value-type="string" calcext:value-type="string">
            <text:p>'pollen cone presence' THAT 'quality of' SOME (</text:p>
            <text:p><text:span text:style-name="T1">    'whole plant' THAT 'has part' SOME 'fresh micro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18</text:p>
          </table:table-cell>
          <table:table-cell office:value-type="string" calcext:value-type="string">
            <text:p>open pollen cones present</text:p>
          </table:table-cell>
          <table:table-cell office:value-type="string" calcext:value-type="string">
            <text:p>'open pollen cone presence'</text:p>
          </table:table-cell>
          <table:table-cell table:style-name="ce4" office:value-type="string" calcext:value-type="string">
            <text:p>An {open pollen cone presence} trait that is a {quality of} a {whole plant} that has at least one fresh male/pollen cone ({fresh microsporangiate strobilus}) in the {open microsporangiate strobilus stage}.</text:p>
          </table:table-cell>
          <table:table-cell office:value-type="string" calcext:value-type="string">
            <text:p>'open pollen cone presence' THAT 'quality of' SOME (</text:p>
            <text:p>    'whole plant' THAT 'has part' SOME (</text:p>
            <text:p>        'fresh microsporangiate strobilus' THAT 'participates in' SOME 'open microsporangiate strobilus stage'</text:p>
            <text:p>    )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19</text:p>
          </table:table-cell>
          <table:table-cell office:value-type="string" calcext:value-type="string">
            <text:p>pollen-releasing pollen cones present</text:p>
          </table:table-cell>
          <table:table-cell office:value-type="string" calcext:value-type="string">
            <text:p>'pollen-releasing pollen cone presence'</text:p>
          </table:table-cell>
          <table:table-cell table:style-name="ce4" office:value-type="string" calcext:value-type="string">
            <text:p>A {pollen-releasing pollen cone presence} trait that is a {quality of} a {whole plant} that has at least one fresh male/pollen cone ({fresh microsporangiate strobilus}) in the {pollen-releasing strobilus stage}.</text:p>
          </table:table-cell>
          <table:table-cell office:value-type="string" calcext:value-type="string">
            <text:p>'pollen-releasing pollen cone presence' THAT 'quality of' SOME (</text:p>
            <text:p>    'whole plant' THAT 'has part' SOME (</text:p>
            <text:p>        'fresh microsporangiate strobilus' THAT 'participates in' SOME 'pollen-releasing strobilus stage'</text:p>
            <text:p>    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20</text:p>
          </table:table-cell>
          <table:table-cell office:value-type="string" calcext:value-type="string">
            <text:p>seed cones present</text:p>
          </table:table-cell>
          <table:table-cell office:value-type="string" calcext:value-type="string">
            <text:p>'seed cone presence'</text:p>
          </table:table-cell>
          <table:table-cell table:style-name="ce4" office:value-type="string" calcext:value-type="string">
            <text:p>A {seed cone presence} trait that is a {quality of} a {whole plant} that has at least one fresh female/seed cone ({fresh megasporangiate strobilus}).</text:p>
          </table:table-cell>
          <table:table-cell office:value-type="string" calcext:value-type="string">
            <text:p>'seed cone presence' THAT 'quality of' SOME (</text:p>
            <text:p><text:span text:style-name="T1">    'whole plant' THAT 'has part' SOME 'fresh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21</text:p>
          </table:table-cell>
          <table:table-cell office:value-type="string" calcext:value-type="string">
            <text:p>unripe seed cones present</text:p>
          </table:table-cell>
          <table:table-cell office:value-type="string" calcext:value-type="string">
            <text:p>'unripe seed cone presence'</text:p>
          </table:table-cell>
          <table:table-cell table:style-name="ce4" office:value-type="string" calcext:value-type="string">
            <text:p>An {unripe seed cone presence} trait that is a {quality of} a {whole plant} that has at least one unripe female/seed cone ({unripe megasporangiate strobilus}).</text:p>
          </table:table-cell>
          <table:table-cell office:value-type="string" calcext:value-type="string">
            <text:p>'unripe seed cone presence' THAT 'quality of' SOME (</text:p>
            <text:p><text:span text:style-name="T1">    'whole plant' THAT 'has part' SOME 'unripe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22</text:p>
          </table:table-cell>
          <table:table-cell office:value-type="string" calcext:value-type="string">
            <text:p>ripening seed cones present</text:p>
          </table:table-cell>
          <table:table-cell office:value-type="string" calcext:value-type="string">
            <text:p>'ripening seed cone presence'</text:p>
          </table:table-cell>
          <table:table-cell table:style-name="ce4" office:value-type="string" calcext:value-type="string">
            <text:p>A {ripening seed cone presence} trait that is a {quality of} a {whole plant} that has at least one ripening female/seed cone ({ripening megasporangiate strobilus}).</text:p>
          </table:table-cell>
          <table:table-cell office:value-type="string" calcext:value-type="string">
            <text:p>'ripening seed cone presence' THAT 'quality of' SOME (</text:p>
            <text:p><text:span text:style-name="T1">    'whole plant' THAT 'has part' SOME 'ripening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3023</text:p>
          </table:table-cell>
          <table:table-cell office:value-type="string" calcext:value-type="string">
            <text:p>abscised cones or seeds present</text:p>
          </table:table-cell>
          <table:table-cell office:value-type="string" calcext:value-type="string">
            <text:p>'abscised cone or seed presence'</text:p>
          </table:table-cell>
          <table:table-cell table:style-name="ce4" office:value-type="string" calcext:value-type="string">
            <text:p>An {abscised cone or seed presence} trait that is a {quality of} a {whole plant} from which at least one ripening female/seed cone ({ripening megasporangiate strobilus}) has been abscised or removed by an herbivore or that has at least one ripening female/seed cone that has abscised at least one {mature seed}.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 table:number-rows-repeated="3">
          <table:table-cell table:style-name="Default" table:number-columns-repeated="6"/>
          <table:table-cell table:number-columns-repeated="3"/>
        </table:table-row>
        <table:table-row table:style-name="ro1" table:number-rows-repeated="104854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 style:data-style-name="N2" text:time-value="09:53:37.383889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1T09:54:36.192810285</dc:date>
    <dc:creator>Brian </dc:creator>
    <meta:editing-duration>P7DT12H49M32S</meta:editing-duration>
    <meta:editing-cycles>44</meta:editing-cycles>
    <meta:generator>LibreOffice/5.1.4.2$Linux_X86_64 LibreOffice_project/10m0$Build-2</meta:generator>
    <meta:document-statistic meta:table-count="1" meta:cell-count="149" meta:object-count="0"/>
  </office:meta>
</office:document-meta>
</file>